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b0ac" officeooo:paragraph-rsid="0020b0ac" style:font-weight-asian="bold" style:font-weight-complex="bold"/>
    </style:style>
    <style:style style:name="P2" style:family="paragraph" style:parent-style-name="Standard">
      <style:text-properties fo:font-weight="bold" officeooo:rsid="00212916" officeooo:paragraph-rsid="00212916" style:font-weight-asian="bold" style:font-weight-complex="bold"/>
    </style:style>
    <style:style style:name="P3" style:family="paragraph" style:parent-style-name="Standard">
      <style:text-properties fo:font-weight="bold" officeooo:rsid="0023297b" officeooo:paragraph-rsid="0023297b" style:font-weight-asian="bold" style:font-weight-complex="bold"/>
    </style:style>
    <style:style style:name="P4" style:family="paragraph" style:parent-style-name="Standard">
      <style:text-properties fo:font-weight="bold" officeooo:rsid="002ea80d" officeooo:paragraph-rsid="002ea80d" style:font-weight-asian="bold" style:font-weight-complex="bold"/>
    </style:style>
    <style:style style:name="P5" style:family="paragraph" style:parent-style-name="Standard">
      <style:text-properties fo:font-weight="normal" officeooo:rsid="0020b0ac" officeooo:paragraph-rsid="0020b0a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0b0ac" officeooo:paragraph-rsid="0020b0ac" style:font-weight-asian="normal" style:font-weight-complex="normal"/>
    </style:style>
    <style:style style:name="P7" style:family="paragraph" style:parent-style-name="Standard">
      <style:text-properties fo:font-weight="normal" officeooo:rsid="00212916" officeooo:paragraph-rsid="00212916" style:font-weight-asian="normal" style:font-weight-complex="normal"/>
    </style:style>
    <style:style style:name="P8" style:family="paragraph" style:parent-style-name="Standard">
      <style:text-properties fo:font-weight="normal" officeooo:rsid="00212916" officeooo:paragraph-rsid="0022265a" style:font-weight-asian="normal" style:font-weight-complex="normal"/>
    </style:style>
    <style:style style:name="P9" style:family="paragraph" style:parent-style-name="Standard">
      <style:text-properties fo:font-weight="normal" officeooo:rsid="0022265a" officeooo:paragraph-rsid="0022265a" style:font-weight-asian="normal" style:font-weight-complex="normal"/>
    </style:style>
    <style:style style:name="P10" style:family="paragraph" style:parent-style-name="Standard">
      <style:text-properties fo:font-weight="normal" officeooo:rsid="00226e25" officeooo:paragraph-rsid="00226e25" style:font-weight-asian="normal" style:font-weight-complex="normal"/>
    </style:style>
    <style:style style:name="P11" style:family="paragraph" style:parent-style-name="Standard">
      <style:text-properties fo:font-weight="normal" officeooo:rsid="0022dd25" officeooo:paragraph-rsid="0022dd25" style:font-weight-asian="normal" style:font-weight-complex="normal"/>
    </style:style>
    <style:style style:name="P12" style:family="paragraph" style:parent-style-name="Standard">
      <style:text-properties fo:font-weight="normal" officeooo:rsid="0023297b" officeooo:paragraph-rsid="0023297b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3297b" officeooo:paragraph-rsid="0023297b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3d047" officeooo:paragraph-rsid="0023d047" style:font-weight-asian="normal" style:font-weight-complex="normal"/>
    </style:style>
    <style:style style:name="P15" style:family="paragraph" style:parent-style-name="Standard">
      <style:text-properties fo:font-weight="normal" officeooo:rsid="0024f665" officeooo:paragraph-rsid="0024f665" style:font-weight-asian="normal" style:font-weight-complex="normal"/>
    </style:style>
    <style:style style:name="P16" style:family="paragraph" style:parent-style-name="Standard">
      <style:text-properties fo:font-weight="normal" officeooo:rsid="0028095f" officeooo:paragraph-rsid="0028095f" style:font-weight-asian="normal" style:font-weight-complex="normal"/>
    </style:style>
    <style:style style:name="P17" style:family="paragraph" style:parent-style-name="Standard">
      <style:text-properties fo:font-weight="normal" officeooo:rsid="00298e6a" officeooo:paragraph-rsid="00298e6a" style:font-weight-asian="normal" style:font-weight-complex="normal"/>
    </style:style>
    <style:style style:name="P18" style:family="paragraph" style:parent-style-name="Standard">
      <style:text-properties fo:font-weight="normal" officeooo:rsid="002acc9c" officeooo:paragraph-rsid="002acc9c" style:font-weight-asian="normal" style:font-weight-complex="normal"/>
    </style:style>
    <style:style style:name="P19" style:family="paragraph" style:parent-style-name="Standard">
      <style:text-properties fo:font-weight="normal" officeooo:rsid="002c2eaa" officeooo:paragraph-rsid="002c2eaa" style:font-weight-asian="normal" style:font-weight-complex="normal"/>
    </style:style>
    <style:style style:name="P20" style:family="paragraph" style:parent-style-name="Standard">
      <style:text-properties fo:font-weight="normal" officeooo:rsid="002ea80d" officeooo:paragraph-rsid="002ea80d" style:font-weight-asian="normal" style:font-weight-complex="normal"/>
    </style:style>
    <style:style style:name="P21" style:family="paragraph" style:parent-style-name="Standard">
      <style:text-properties fo:font-weight="normal" officeooo:rsid="002ea80d" officeooo:paragraph-rsid="0033311e" style:font-weight-asian="normal" style:font-weight-complex="normal"/>
    </style:style>
    <style:style style:name="P22" style:family="paragraph" style:parent-style-name="Standard">
      <style:text-properties fo:font-weight="normal" officeooo:rsid="0033311e" officeooo:paragraph-rsid="0033311e" style:font-weight-asian="normal" style:font-weight-complex="normal"/>
    </style:style>
    <style:style style:name="P23" style:family="paragraph" style:parent-style-name="Standard">
      <style:text-properties fo:font-weight="normal" officeooo:rsid="00354d3b" officeooo:paragraph-rsid="00354d3b" style:font-weight-asian="normal" style:font-weight-complex="normal"/>
    </style:style>
    <style:style style:name="T1" style:family="text">
      <style:text-properties officeooo:rsid="0022265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ff4ec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416cb"/>
    </style:style>
    <style:style style:name="T7" style:family="text">
      <style:text-properties style:text-position="0% 100%" officeooo:rsid="0024f665"/>
    </style:style>
    <style:style style:name="T8" style:family="text">
      <style:text-properties style:text-position="0% 100%" officeooo:rsid="002b6819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2b6819" style:font-weight-asian="bold" style:font-weight-complex="bold"/>
    </style:style>
    <style:style style:name="T11" style:family="text">
      <style:text-properties style:text-position="0% 100%" officeooo:rsid="002d7313"/>
    </style:style>
    <style:style style:name="T12" style:family="text">
      <style:text-properties style:text-position="0% 100%" officeooo:rsid="002ea80d"/>
    </style:style>
    <style:style style:name="T13" style:family="text">
      <style:text-properties style:text-position="0% 100%" officeooo:rsid="002ff4ec"/>
    </style:style>
    <style:style style:name="T14" style:family="text">
      <style:text-properties style:text-position="0% 100%" officeooo:rsid="00300f58"/>
    </style:style>
    <style:style style:name="T15" style:family="text">
      <style:text-properties style:text-position="0% 100%" officeooo:rsid="0033311e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2d7313"/>
    </style:style>
    <style:style style:name="T18" style:family="text">
      <style:text-properties style:text-position="super 58%" officeooo:rsid="002ea80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 description of the model</text:p>
      <text:p text:style-name="P1"/>
      <text:p text:style-name="P1">Inputs</text:p>
      <text:p text:style-name="P1"/>
      <text:list xml:id="list6092667256441698596" text:style-name="L1">
        <text:list-item>
          <text:p text:style-name="P6">Daily average temperature (degC)</text:p>
        </text:list-item>
        <text:list-item>
          <text:p text:style-name="P6">Daily precipitation (mm/day)</text:p>
        </text:list-item>
        <text:list-item>
          <text:p text:style-name="P6">Daily cloud cover fraction</text:p>
        </text:list-item>
      </text:list>
      <text:p text:style-name="P5"/>
      <text:p text:style-name="P3">Auxiliary data</text:p>
      <text:list xml:id="list3442289456284106502" text:style-name="L2">
        <text:list-item>
          <text:p text:style-name="P13">TOA solar radiation for leap and non-leap years (W m<text:span text:style-name="T16">-2</text:span><text:span text:style-name="T5">)</text:span></text:p>
        </text:list-item>
        <text:list-item>
          <text:p text:style-name="P14"><text:span text:style-name="T5">Land surface mask </text:span></text:p>
        </text:list-item>
        <text:list-item>
          <text:p text:style-name="P14"><text:span text:style-name="T5">Categorical soil type map using the USDA textural “triangle” classification, can be generated from sand and clay fractions using (software_contrib/calc_soiltype.ncl)</text:span></text:p>
        </text:list-item>
        <text:list-item>
          <text:p text:style-name="P14"><text:span text:style-name="T5">Altitude map (m) </text:span><text:span text:style-name="T6">for pressure calculation</text:span></text:p>
        </text:list-item>
      </text:list>
      <text:p text:style-name="P2"/>
      <text:p text:style-name="P4">Phenology and calendar</text:p>
      <text:p text:style-name="P4"/>
      <text:p text:style-name="P20">The timing of the plant cycle is defined by a first DOY of planting. After this date, thermal time (GDD) is accumulated until a certain value, corresponding to a “harvest” time, after reproductive maturity is reached and plant growth stabilizes. After this harvest GDD is reached, all biomass is cut <text:s/>and a new cycle begins immediately with a new planting event. A maximum number of harvests per year can be set, and the cycle will begin again in the defined DOY of the following year.</text:p>
      <text:p text:style-name="P2"/>
      <text:p text:style-name="P2">Atmosphere</text:p>
      <text:p text:style-name="P7"/>
      <text:p text:style-name="P8">Cloud cover fraction is converted to incoming solar radiation using the Angstrom equation <text:span text:style-name="T1">with default coefficients from Friend, A: Parameterization of a global daily weather generator for</text:span></text:p>
      <text:p text:style-name="P9">terrestrial ecosystem and biogeochemical modelling, Ecological Modelling</text:p>
      <text:p text:style-name="P7"/>
      <text:p text:style-name="P7"><draw:frame draw:style-name="fr1" draw:name="Object1" text:anchor-type="as-char" svg:y="-0.2437in" svg:width="2.471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10">a = 0.251</text:p>
      <text:p text:style-name="P10">b = 0.509</text:p>
      <text:p text:style-name="P11">Rad<text:span text:style-name="T2">0 </text:span><text:span text:style-name="T5">= Irradiation on top of atmosphere (W m</text:span><text:span text:style-name="T16">-2</text:span><text:span text:style-name="T5">)</text:span></text:p>
      <text:p text:style-name="P11">Rad = Downward shortwave radiation (MJ m<text:span text:style-name="T16">-2</text:span><text:span text:style-name="T5"> day</text:span><text:span text:style-name="T16">-1</text:span><text:span text:style-name="T5">)</text:span></text:p>
      <text:p text:style-name="P11"/>
      <text:p text:style-name="P3"><text:span text:style-name="T5">Soil water balance</text:span></text:p>
      <text:p text:style-name="P3"/>
      <text:p text:style-name="P12"><text:span text:style-name="T5">The soil water balance follows the FAO 56 depletion approach. Total available water in the soil is a function of Field Capacity (FC) and Wilting Point (WP) volume fractions obtained for each soil type </text:span><text:span text:style-name="T7">from the parameter table.</text:span></text:p>
      <text:p text:style-name="P12"/>
      <text:p text:style-name="P12"><text:span text:style-name="T7"><draw:frame draw:style-name="fr1" draw:name="Object2" text:anchor-type="as-char" svg:y="-0.152in" svg:width="1.8346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0"/>
      <text:p text:style-name="P15">TAW = Total Available Water in the soil (mm)</text:p>
      <text:p text:style-name="P15">Z<text:span text:style-name="T2">r</text:span><text:span text:style-name="T5"> = Root zone depth (m)</text:span></text:p>
      <text:p text:style-name="P15"/>
      <text:p text:style-name="P16"><text:span text:style-name="T5">Readily Available Water (RAW), is considered as a fraction (p) of TAW, and represents the amount of water that can be depleted from the soil before water stress begins. <text:s/>The base p factor is modified so that under higher evapotranspiration (Etc, in mm) conditions more water is readily available. The input p parameter is considered as being relative to a 5mm ETc condition.</text:span></text:p>
      <text:p text:style-name="P16"><text:soft-page-break/></text:p>
      <text:p text:style-name="P16"><text:span text:style-name="T5"><draw:frame draw:style-name="fr1" draw:name="Object3" text:anchor-type="as-char" svg:y="-0.152in" svg:width="1.7783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6"/>
      <text:p text:style-name="P17"><text:span text:style-name="T5">Root zone depletion (Depl) is calculated using a simplification FAO 56 Equation 85, ignoring capillary rise <text:s/>and irrigation, and considering calculation results out of the 0&lt;Depl&lt;TAW lower range as runoff.</text:span></text:p>
      <text:p text:style-name="P17"/>
      <text:p text:style-name="P17"><text:span text:style-name="T5"><draw:frame draw:style-name="fr1" draw:name="Object4" text:anchor-type="as-char" svg:y="-0.1484in" svg:width="1.942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7"/>
      <text:p text:style-name="P18"><text:span text:style-name="T5">Where t is the current day, t-1 the day before, Pre the precipitation and ETc the actual evapotranspiration. </text:span></text:p>
      <text:p text:style-name="P18"><text:span text:style-name="T5">Depl is initialized as 0, and p as the input parameter.</text:span></text:p>
      <text:p text:style-name="P18"/>
      <text:p text:style-name="P18"><text:span text:style-name="T5">Evapotranspiration is calculated using the crop coefficient (K</text:span><text:span text:style-name="T2">c</text:span><text:span text:style-name="T5">) approach. </text:span><text:span text:style-name="T8">Reference evapotranspiration </text:span><text:span text:style-name="T13">(</text:span><text:span text:style-name="T8">ET</text:span><text:span text:style-name="T3">0</text:span><text:span text:style-name="T13">, in mm)</text:span><text:span text:style-name="T10"> </text:span><text:span text:style-name="T8">is estimated using Makkink</text:span><text:span text:style-name="T14">'s</text:span><text:span text:style-name="T8"> (1947) equation.</text:span></text:p>
      <text:p text:style-name="P18"/>
      <text:p text:style-name="P18"><text:span text:style-name="T8"><draw:frame draw:style-name="fr1" draw:name="Object5" text:anchor-type="as-char" svg:y="-0.2453in" svg:width="1.9161in" svg:height="0.394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8"/>
      <text:p text:style-name="P19"><text:span text:style-name="T8">W</text:span><text:span text:style-name="T5">here Rad is in MJ m</text:span><text:span text:style-name="T16">-2</text:span><text:span text:style-name="T5"> day</text:span><text:span text:style-name="T16">-1</text:span><text:span text:style-name="T5">, L is the specific latent heat of vaporization of water (</text:span><text:span text:style-name="T11">MJ kg</text:span><text:span text:style-name="T17">-1</text:span><text:span text:style-name="T11">) and the </text:span><text:span text:style-name="T12">psychometric</text:span><text:span text:style-name="T11"> constant and slope of the VPC </text:span><text:span text:style-name="T12">are</text:span><text:span text:style-name="T11"> in the same units </text:span><text:span text:style-name="T12">(kPa degC</text:span><text:span text:style-name="T18">-1</text:span><text:span text:style-name="T12">)</text:span><text:span text:style-name="T11">.</text:span></text:p>
      <text:p text:style-name="P19"/>
      <text:p text:style-name="P21">K<text:span text:style-name="T2">c</text:span><text:span text:style-name="T5"> varies with plant phenology, divided in initial (constant), development (rising), mid-season (constant) and late-season (falling) by fractions of thermal time to “harvest”. </text:span><text:span text:style-name="T15">The potential evapotranspiration </text:span><text:span text:style-name="T13">ET</text:span><text:span text:style-name="T15">p</text:span><text:span text:style-name="T13"> is then calculated as:</text:span></text:p>
      <text:p text:style-name="P20"/>
      <text:p text:style-name="P20"><text:span text:style-name="T13"><draw:frame draw:style-name="fr1" draw:name="Object6" text:anchor-type="as-char" svg:y="-0.1484in" svg:width="0.9882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0"/>
      <text:p text:style-name="P22"><text:span text:style-name="T13">W</text:span><text:span text:style-name="T5">hen Depl&gt;RAW, there is water stress, and evapotranspiration is penalized by the soil water stress factor K</text:span><text:span text:style-name="T2">s</text:span><text:span text:style-name="T4">, </text:span><text:span text:style-name="T5">that falls from 1 when Depl &lt;= RAW and falls to 0 as Depl approaches TAW:</text:span></text:p>
      <text:p text:style-name="P22"/>
      <text:p text:style-name="P22"><text:span text:style-name="T5"><draw:frame draw:style-name="fr1" draw:name="Object7" text:anchor-type="as-char" svg:y="-0.2453in" svg:width="1.2728in" svg:height="0.394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2"/>
      <text:p text:style-name="P23"><text:span text:style-name="T5">And actual evapotranspiration is:</text:span></text:p>
      <text:p text:style-name="P23"/>
      <text:p text:style-name="P23"><text:span text:style-name="T5"><draw:frame draw:style-name="fr1" draw:name="Object8" text:anchor-type="as-char" svg:y="-0.1484in" svg:width="0.9772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3"/>
      <text:p text:style-name="P23"/>
      <text:p text:style-name="P2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4:35:05.412380458</meta:creation-date>
    <meta:generator>LibreOffice/4.2.8.2$Linux_X86_64 LibreOffice_project/420m0$Build-2</meta:generator>
    <dc:date>2015-07-24T15:10:48.059925189</dc:date>
    <meta:editing-duration>P4DT30M45S</meta:editing-duration>
    <meta:editing-cycles>23</meta:editing-cycles>
    <meta:print-date>2015-07-20T16:58:06.994130673</meta:print-date>
    <meta:document-statistic meta:table-count="0" meta:image-count="0" meta:object-count="8" meta:page-count="2" meta:paragraph-count="40" meta:word-count="512" meta:character-count="3164" meta:non-whitespace-character-count="2684"/>
  </office:meta>
</office:document-meta>
</file>

<file path=Object 1/content.xml><?xml version="1.0" encoding="utf-8"?>
<math xmlns="http://www.w3.org/1998/Math/MathML" display="block">
  <semantics>
    <mrow>
      <mrow>
        <mi mathvariant="italic">Rad</mi>
        <mo stretchy="false">=</mo>
        <msub>
          <mi mathvariant="italic">Rad</mi>
          <mn>0</mn>
        </msub>
      </mrow>
      <mrow>
        <mo fence="true" stretchy="false">[</mo>
        <mrow>
          <mrow>
            <mi>a</mi>
            <mo stretchy="false">+</mo>
            <mrow>
              <mi>b</mi>
              <mo stretchy="false">∗</mo>
              <mrow>
                <mo fence="true" stretchy="false">(</mo>
                <mrow>
                  <mrow>
                    <mn>1</mn>
                    <mo stretchy="false">−</mo>
                    <mfrac>
                      <mi mathvariant="italic">cld</mi>
                      <mn>100</mn>
                    </mfrac>
                  </mrow>
                </mrow>
                <mo fence="true" stretchy="false">)</mo>
              </mrow>
            </mrow>
          </mrow>
        </mrow>
        <mo fence="true" stretchy="false">]</mo>
      </mrow>
      <mn>0.0864</mn>
    </mrow>
    <annotation encoding="StarMath 5.0">Rad = Rad_0 [ a + b *(1 -cld over 100) ]  0.0864</annotation>
  </semantics>
</math>
</file>

<file path=Object 2/content.xml><?xml version="1.0" encoding="utf-8"?>
<math xmlns="http://www.w3.org/1998/Math/MathML" display="block">
  <semantics>
    <mrow>
      <mrow>
        <mi mathvariant="italic">TAW</mi>
        <mo stretchy="false">=</mo>
        <mn>1000</mn>
      </mrow>
      <mrow>
        <mo fence="true" stretchy="false">(</mo>
        <mrow>
          <mrow>
            <msub>
              <mi mathvariant="normal">θ</mi>
              <mrow>
                <mi>F</mi>
                <mi>C</mi>
              </mrow>
            </msub>
            <mo stretchy="false">−</mo>
            <msub>
              <mi mathvariant="normal">θ</mi>
              <mrow>
                <mi>W</mi>
                <mi>P</mi>
              </mrow>
            </msub>
          </mrow>
        </mrow>
        <mo fence="true" stretchy="false">)</mo>
      </mrow>
      <msub>
        <mi>Z</mi>
        <mi>r</mi>
      </msub>
    </mrow>
    <annotation encoding="StarMath 5.0">TAW = 1000 ( %theta_{F C} - %theta_{W P}  ) Z_r</annotation>
  </semantics>
</math>
</file>

<file path=Object 3/content.xml><?xml version="1.0" encoding="utf-8"?>
<math xmlns="http://www.w3.org/1998/Math/MathML" display="block">
  <semantics>
    <mrow>
      <mi>p</mi>
      <mo stretchy="false">=</mo>
      <mrow>
        <msub>
          <mi>p</mi>
          <mi mathvariant="italic">input</mi>
        </msub>
        <mo stretchy="false">+</mo>
        <mrow>
          <mn>0.04</mn>
          <mo stretchy="false">∗</mo>
          <mrow>
            <mo fence="true" stretchy="false">(</mo>
            <mrow>
              <mrow>
                <mn>5</mn>
                <mo stretchy="false">−</mo>
                <mi mathvariant="italic">ETc</mi>
              </mrow>
            </mrow>
            <mo fence="true" stretchy="false">)</mo>
          </mrow>
        </mrow>
      </mrow>
    </mrow>
    <annotation encoding="StarMath 5.0">p = p_input + 0.04*( 5 - ETc )</annotation>
  </semantics>
</math>
</file>

<file path=Object 4/content.xml><?xml version="1.0" encoding="utf-8"?>
<math xmlns="http://www.w3.org/1998/Math/MathML" display="block">
  <semantics>
    <mrow>
      <msub>
        <mi mathvariant="italic">Depl</mi>
        <mi>t</mi>
      </msub>
      <mo stretchy="false">=</mo>
      <mrow>
        <msub>
          <mi mathvariant="italic">Depl</mi>
          <mrow>
            <mi>t</mi>
            <mo stretchy="false">−</mo>
            <mn>1</mn>
          </mrow>
        </msub>
        <mo stretchy="false">−</mo>
        <msub>
          <mi mathvariant="italic">Pre</mi>
          <mi>t</mi>
        </msub>
        <mo stretchy="false">+</mo>
        <msub>
          <mi mathvariant="italic">ETc</mi>
          <mi>t</mi>
        </msub>
      </mrow>
    </mrow>
    <annotation encoding="StarMath 5.0">Depl_t = Depl_{ t-1 } - Pre_t + ETc_t</annotation>
  </semantics>
</math>
</file>

<file path=Object 5/content.xml><?xml version="1.0" encoding="utf-8"?>
<math xmlns="http://www.w3.org/1998/Math/MathML" display="block">
  <semantics>
    <mrow>
      <mrow>
        <msub>
          <mi mathvariant="italic">ET</mi>
          <mn>0</mn>
        </msub>
        <mo stretchy="false">=</mo>
        <mfrac>
          <mi mathvariant="normal">δ</mi>
          <mrow>
            <mi mathvariant="normal">δ</mi>
            <mo stretchy="false">+</mo>
            <mi mathvariant="normal">γ</mi>
          </mrow>
        </mfrac>
      </mrow>
      <mn>0.61</mn>
      <mrow>
        <mfrac>
          <mi mathvariant="italic">Rad</mi>
          <mi>L</mi>
        </mfrac>
        <mo stretchy="false">−</mo>
        <mn>0.12</mn>
      </mrow>
    </mrow>
    <annotation encoding="StarMath 5.0">ET_0 = %delta over{ %delta + %gamma } 0.61 Rad  over L -0.12</annotation>
  </semantics>
</math>
</file>

<file path=Object 6/content.xml><?xml version="1.0" encoding="utf-8"?>
<math xmlns="http://www.w3.org/1998/Math/MathML" display="block">
  <semantics>
    <mrow>
      <mrow>
        <mi mathvariant="italic">ETp</mi>
        <mo stretchy="false">=</mo>
        <msub>
          <mi>K</mi>
          <mi>c</mi>
        </msub>
      </mrow>
      <msub>
        <mi mathvariant="italic">ET</mi>
        <mn>0</mn>
      </msub>
    </mrow>
    <annotation encoding="StarMath 5.0">ETp = K_c ET_0</annotation>
  </semantics>
</math>
</file>

<file path=Object 7/content.xml><?xml version="1.0" encoding="utf-8"?>
<math xmlns="http://www.w3.org/1998/Math/MathML" display="block">
  <semantics>
    <mrow>
      <msub>
        <mi>K</mi>
        <mi>s</mi>
      </msub>
      <mo stretchy="false">=</mo>
      <mfrac>
        <mrow>
          <mi mathvariant="italic">TAW</mi>
          <mo stretchy="false">−</mo>
          <mi mathvariant="italic">Depl</mi>
        </mrow>
        <mrow>
          <mi mathvariant="italic">TAW</mi>
          <mo stretchy="false">−</mo>
          <mi mathvariant="italic">RAW</mi>
        </mrow>
      </mfrac>
    </mrow>
    <annotation encoding="StarMath 5.0">K_s = { TAW - Depl } over { TAW - RAW }</annotation>
  </semantics>
</math>
</file>

<file path=Object 8/content.xml><?xml version="1.0" encoding="utf-8"?>
<math xmlns="http://www.w3.org/1998/Math/MathML" display="block">
  <semantics>
    <mrow>
      <mrow>
        <mi mathvariant="italic">ETc</mi>
        <mo stretchy="false">=</mo>
        <msub>
          <mi>K</mi>
          <mi>s</mi>
        </msub>
      </mrow>
      <mi mathvariant="italic">ETp</mi>
    </mrow>
    <annotation encoding="StarMath 5.0">ETc = K_s ETp</annotation>
  </semantics>
</math>
</file>